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372DFADD063DC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7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8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9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1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13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4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5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6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1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9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20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1" style:family="paragraph" style:parent-style-name="Heading_20_1">
      <style:paragraph-properties fo:line-height="110%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officeooo:rsid="002a2fad"/>
    </style:style>
    <style:style style:name="T8" style:family="text">
      <style:text-properties officeooo:rsid="0010c07c"/>
    </style:style>
    <style:style style:name="T9" style:family="text">
      <style:text-properties fo:font-weight="bold" officeooo:rsid="0010c07c" style:font-weight-asian="bold" style:font-weight-complex="bold"/>
    </style:style>
    <style:style style:name="T10" style:family="text">
      <style:text-properties fo:font-weight="normal" officeooo:rsid="0010c07c" style:font-weight-asian="normal" style:font-weight-complex="normal"/>
    </style:style>
    <style:style style:name="T11" style:family="text">
      <style:text-properties fo:font-weight="normal" officeooo:rsid="00167aa8" style:font-weight-asian="normal" style:font-weight-complex="normal"/>
    </style:style>
    <style:style style:name="T12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4" style:family="text">
      <style:text-properties officeooo:rsid="001135ca"/>
    </style:style>
    <style:style style:name="T15" style:family="text">
      <style:text-properties officeooo:rsid="001c643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4c4c4c"/>
    </style:style>
    <style:style style:name="T18" style:family="text">
      <style:text-properties fo:color="#4c4c4c" style:font-name="Times New Roman2"/>
    </style:style>
    <style:style style:name="T19" style:family="text">
      <style:text-properties fo:color="#4c4c4c" style:font-name="Times New Roman2" officeooo:rsid="002be605"/>
    </style:style>
    <style:style style:name="T20" style:family="text">
      <style:text-properties fo:color="#4c4c4c" officeooo:rsid="001b802b"/>
    </style:style>
    <style:style style:name="T21" style:family="text">
      <style:text-properties fo:color="#4c4c4c" officeooo:rsid="0023de15"/>
    </style:style>
    <style:style style:name="T22" style:family="text">
      <style:text-properties fo:color="#4c4c4c" officeooo:rsid="002e423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377e" style:font-weight-asian="bold" style:font-weight-complex="bold"/>
    </style:style>
    <style:style style:name="T25" style:family="text">
      <style:text-properties fo:font-weight="bold" officeooo:rsid="0010c07c" style:font-weight-asian="bold" style:font-weight-complex="bold"/>
    </style:style>
    <style:style style:name="T26" style:family="text">
      <style:text-properties fo:font-weight="bold" officeooo:rsid="002122b2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0377e" style:font-weight-asian="normal" style:font-weight-complex="normal"/>
    </style:style>
    <style:style style:name="T29" style:family="text">
      <style:text-properties fo:font-weight="normal" officeooo:rsid="0010c07c" style:font-weight-asian="normal" style:font-weight-complex="normal"/>
    </style:style>
    <style:style style:name="T30" style:family="text">
      <style:text-properties fo:font-weight="normal" officeooo:rsid="00167aa8" style:font-weight-asian="normal" style:font-weight-complex="normal"/>
    </style:style>
    <style:style style:name="T31" style:family="text">
      <style:text-properties officeooo:rsid="00167aa8"/>
    </style:style>
    <style:style style:name="T32" style:family="text">
      <style:text-properties officeooo:rsid="002122b2"/>
    </style:style>
    <style:style style:name="T33" style:family="text">
      <style:text-properties officeooo:rsid="00205435"/>
    </style:style>
    <style:style style:name="T34" style:family="text">
      <style:text-properties officeooo:rsid="000773a3"/>
    </style:style>
    <style:style style:name="T35" style:family="text">
      <style:text-properties officeooo:rsid="002a2fad"/>
    </style:style>
    <style:style style:name="T36" style:family="text">
      <style:text-properties officeooo:rsid="0010c07c"/>
    </style:style>
    <style:style style:name="T37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1135ca"/>
    </style:style>
    <style:style style:name="T41" style:family="text">
      <style:text-properties officeooo:rsid="001c643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0773a3" style:font-style-asian="normal" style:font-style-complex="normal"/>
    </style:style>
    <style:style style:name="T44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48" style:family="text">
      <style:text-properties officeooo:rsid="000dd52f"/>
    </style:style>
    <style:style style:name="T49" style:family="text">
      <style:text-properties officeooo:rsid="000e67c4"/>
    </style:style>
    <style:style style:name="T50" style:family="text">
      <style:text-properties officeooo:rsid="000f9681"/>
    </style:style>
    <style:style style:name="T51" style:family="text">
      <style:text-properties officeooo:rsid="00115952"/>
    </style:style>
    <style:style style:name="T52" style:family="text">
      <style:text-properties officeooo:rsid="0017e2f7"/>
    </style:style>
    <style:style style:name="T53" style:family="text">
      <style:text-properties officeooo:rsid="001ccb36"/>
    </style:style>
    <style:style style:name="T54" style:family="text">
      <style:text-properties officeooo:rsid="001d9ce8"/>
    </style:style>
    <style:style style:name="T55" style:family="text">
      <style:text-properties style:font-name="Times New Roman1" fo:font-size="12pt" fo:font-weight="normal" style:font-weight-asian="normal" style:font-weight-complex="normal"/>
    </style:style>
    <style:style style:name="T56" style:family="text">
      <style:text-properties officeooo:rsid="00290314"/>
    </style:style>
    <style:style style:name="T57" style:family="text">
      <style:text-properties officeooo:rsid="000e8e9d"/>
    </style:style>
    <style:style style:name="T58" style:family="text">
      <style:text-properties officeooo:rsid="00304761"/>
    </style:style>
    <style:style style:name="T59" style:family="text">
      <style:text-properties officeooo:rsid="0012912f"/>
    </style:style>
    <style:style style:name="T60" style:family="text">
      <style:text-properties officeooo:rsid="0032f31b"/>
    </style:style>
    <style:style style:name="T61" style:family="text">
      <style:text-properties officeooo:rsid="003b71b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175895936" text:id="ct175895936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75895816" text:id="ct175895816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175895696" text:id="ct175895696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75895576" text:id="ct17589557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75895336" text:id="ct17589533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894856" text:id="ct175894856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175894376" text:id="ct17589437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893896" text:id="ct175893896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175893296" text:id="ct17589329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896056" text:id="ct175896056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75896176" text:id="ct17589617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896296" text:id="ct17589629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75896416" text:id="ct17589641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896536" text:id="ct175896536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75896656" text:id="ct17589665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896776" text:id="ct17589677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75897016" text:id="ct17589701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4570384" text:id="ct174570384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175704896" text:id="ct17570489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705016" text:id="ct175705016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175705136" text:id="ct17570513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705256" text:id="ct175705256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175705376" text:id="ct17570537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705496" text:id="ct17570549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705616" text:id="ct175705616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175896896" text:id="ct17589689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705736" text:id="ct175705736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175705856" text:id="ct17570585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705976" text:id="ct175705976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175706096" text:id="ct17570609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706336" text:id="ct175706336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175706456" text:id="ct17570645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706816" text:id="ct175706816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175707176" text:id="ct175707176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175706696" text:id="ct175706696">
          <text:insertion>
            <office:change-info>
              <dc:creator>Wiebke Oeltjen</dc:creator>
              <dc:date>2017-07-13T17:17:00</dc:date>
            </office:change-info>
          </text:insertion>
        </text:changed-region>
        <text:changed-region xml:id="ct175706576" text:id="ct175706576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175707056" text:id="ct175707056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175706936" text:id="ct175706936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380700312" text:id="ct380700312">
          <text:deletion>
            <office:change-info>
              <dc:creator>Wiebke Oeltjen</dc:creator>
              <dc:date>2017-07-13T17:19:00</dc:date>
            </office:change-info>
            <text:p text:style-name="P3"><text:s/></text:p>
          </text:deletion>
        </text:changed-region>
        <text:changed-region xml:id="ct384462568" text:id="ct384462568">
          <text:insertion>
            <office:change-info>
              <dc:creator>Wiebke Oeltjen</dc:creator>
              <dc:date>2017-07-13T17:20:00</dc:date>
            </office:change-info>
          </text:insertion>
        </text:changed-region>
        <text:changed-region xml:id="ct380699592" text:id="ct380699592">
          <text:insertion>
            <office:change-info>
              <dc:creator>Wiebke Oeltjen</dc:creator>
              <dc:date>2017-07-13T17:19:00</dc:date>
            </office:change-info>
          </text:insertion>
        </text:changed-region>
        <text:changed-region xml:id="ct175707416" text:id="ct175707416">
          <text:deletion>
            <office:change-info>
              <dc:creator>Wiebke Oeltjen</dc:creator>
              <dc:date>2017-05-30T17:05:00</dc:date>
            </office:change-info>
            <text:p text:style-name="P2"><text:span text:style-name="T6">6</text:span></text:p>
          </text:deletion>
        </text:changed-region>
        <text:changed-region xml:id="ct175707296" text:id="ct175707296">
          <text:deletion>
            <office:change-info>
              <dc:creator>Unbekannter Autor</dc:creator>
              <dc:date>2016-02-25T17:23:00</dc:date>
            </office:change-info>
            <text:p text:style-name="P2"><text:span text:style-name="T6">5</text:span></text:p>
          </text:deletion>
        </text:changed-region>
        <text:changed-region xml:id="ct175707536" text:id="ct175707536">
          <text:insertion>
            <office:change-info>
              <dc:creator>Wiebke Oeltjen</dc:creator>
              <dc:date>2017-05-30T17:05:00</dc:date>
            </office:change-info>
          </text:insertion>
        </text:changed-region>
        <text:changed-region xml:id="ct175708016" text:id="ct175708016">
          <text:deletion>
            <office:change-info>
              <dc:creator>Wiebke Oeltjen</dc:creator>
              <dc:date>2016-07-19T12:49:00</dc:date>
            </office:change-info>
            <text:p text:style-name="P2"><text:span text:style-name="T6">2</text:span></text:p>
          </text:deletion>
        </text:changed-region>
        <text:changed-region xml:id="ct175707896" text:id="ct175707896">
          <text:deletion>
            <office:change-info>
              <dc:creator>Wiebke Oeltjen</dc:creator>
              <dc:date>2017-02-02T15:45:00</dc:date>
            </office:change-info>
            <text:p text:style-name="P2"><text:span text:style-name="T6">0</text:span></text:p>
          </text:deletion>
        </text:changed-region>
        <text:changed-region xml:id="ct175707776" text:id="ct175707776">
          <text:deletion>
            <office:change-info>
              <dc:creator>Unbekannter Autor</dc:creator>
              <dc:date>2015-08-13T11:45:00</dc:date>
            </office:change-info>
            <text:p text:style-name="P2"><text:span text:style-name="T6">2</text:span></text:p>
          </text:deletion>
        </text:changed-region>
        <text:changed-region xml:id="ct175707656" text:id="ct175707656">
          <text:deletion>
            <office:change-info>
              <dc:creator>Unbekannter Autor</dc:creator>
              <dc:date>2016-01-21T17:29:00</dc:date>
            </office:change-info>
            <text:p text:style-name="P2"><text:span text:style-name="T6">0</text:span></text:p>
          </text:deletion>
        </text:changed-region>
        <text:changed-region xml:id="ct175708136" text:id="ct175708136">
          <text:insertion>
            <office:change-info>
              <dc:creator>Wiebke Oeltjen</dc:creator>
              <dc:date>2017-05-30T17:05:00</dc:date>
            </office:change-info>
          </text:insertion>
        </text:changed-region>
        <text:changed-region xml:id="ct380701872" text:id="ct380701872">
          <text:insertion>
            <office:change-info>
              <dc:creator>Wiebke Oeltjen</dc:creator>
              <dc:date>2017-07-13T17:20:00</dc:date>
            </office:change-info>
          </text:insertion>
        </text:changed-region>
        <text:changed-region xml:id="ct175708256" text:id="ct175708256">
          <text:deletion>
            <office:change-info>
              <dc:creator>Wiebke Oeltjen</dc:creator>
              <dc:date>2017-05-11T18:06:00</dc:date>
            </office:change-info>
            <text:p text:style-name="P4">Windows, Unix, Linux, Mac OS X</text:p>
          </text:deletion>
        </text:changed-region>
        <text:changed-region xml:id="ct175708376" text:id="ct175708376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175708496" text:id="ct175708496">
          <text:deletion>
            <office:change-info>
              <dc:creator>Unbekannter Autor</dc:creator>
              <dc:date>2015-08-13T12:26:00</dc:date>
            </office:change-info>
            <text:p text:style-name="P5">A</text:p>
          </text:deletion>
        </text:changed-region>
        <text:changed-region xml:id="ct175708616" text:id="ct175708616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175708736" text:id="ct175708736">
          <text:deletion>
            <office:change-info>
              <dc:creator>Unbekannter Autor</dc:creator>
              <dc:date>2015-08-13T12:26:00</dc:date>
            </office:change-info>
            <text:p text:style-name="P5">S</text:p>
          </text:deletion>
        </text:changed-region>
        <text:changed-region xml:id="ct176106488" text:id="ct176106488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176106608" text:id="ct176106608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176106728" text:id="ct176106728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176106848" text:id="ct176106848">
          <text:deletion>
            <office:change-info>
              <dc:creator>Unbekannter Autor</dc:creator>
              <dc:date>2015-08-13T12:27:00</dc:date>
            </office:change-info>
            <text:p text:style-name="P5"><text:s/>(is <text:s/>included)</text:p>
          </text:deletion>
        </text:changed-region>
        <text:changed-region xml:id="ct176106968" text:id="ct176106968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176107088" text:id="ct176107088">
          <text:deletion>
            <office:change-info>
              <dc:creator>Wiebke Oeltjen</dc:creator>
              <dc:date>2016-07-19T12:49:00</dc:date>
            </office:change-info>
            <text:p text:style-name="P5"><text:span text:style-name="T6">7</text:span></text:p>
          </text:deletion>
        </text:changed-region>
        <text:changed-region xml:id="ct176107208" text:id="ct176107208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176107328" text:id="ct176107328">
          <text:deletion>
            <office:change-info>
              <dc:creator>Wiebke Oeltjen</dc:creator>
              <dc:date>2016-07-19T13:21:00</dc:date>
            </office:change-info>
            <text:p text:style-name="P5">,</text:p>
          </text:deletion>
        </text:changed-region>
        <text:changed-region xml:id="ct176107448" text:id="ct176107448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76107568" text:id="ct176107568">
          <text:deletion>
            <office:change-info>
              <dc:creator>Wiebke Oeltjen</dc:creator>
              <dc:date>2016-07-19T13:22:00</dc:date>
            </office:change-info>
            <text:p text:style-name="P5"><text:s/></text:p>
          </text:deletion>
        </text:changed-region>
        <text:changed-region xml:id="ct176107688" text:id="ct176107688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176107808" text:id="ct176107808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176107928" text:id="ct176107928">
          <text:deletion>
            <office:change-info>
              <dc:creator>Wiebke Oeltjen</dc:creator>
              <dc:date>2017-05-12T13:49:00</dc:date>
            </office:change-info>
            <text:p text:style-name="P5"><text:span text:style-name="T7">Apache Ant, </text:span></text:p>
          </text:deletion>
        </text:changed-region>
        <text:changed-region xml:id="ct176108048" text:id="ct176108048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76108168" text:id="ct176108168">
          <text:deletion>
            <office:change-info>
              <dc:creator>Wiebke Oeltjen</dc:creator>
              <dc:date>2017-05-12T13:49:00</dc:date>
            </office:change-info>
            <text:p text:style-name="P5"><text:span text:style-name="T7">, SVN client </text:span></text:p>
          </text:deletion>
        </text:changed-region>
        <text:changed-region xml:id="ct176108288" text:id="ct176108288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76108408" text:id="ct176108408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76108528" text:id="ct176108528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176108648" text:id="ct176108648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76108768" text:id="ct176108768">
          <text:deletion>
            <office:change-info>
              <dc:creator>Wiebke Oeltjen</dc:creator>
              <dc:date>2017-05-11T17:54:00</dc:date>
            </office:change-info>
            <text:p text:style-name="P6"/>
            <text:p text:style-name="P6"><text:span text:style-name="T8">Example</text:span> application:<text:tab/><text:span text:style-name="T9">MIR</text:span><text:span text:style-name="T10">, </text:span><text:span text:style-name="T11">that is the </text:span><text:span text:style-name="T12">M</text:span><text:span text:style-name="T13">ODS</text:span><text:span text:style-name="T12"> Institutional Repository, </text:span>http://mycore.<text:span text:style-name="T3">org</text:span>/<text:span text:style-name="T14">mir</text:span> </text:p>
          </text:deletion>
        </text:changed-region>
        <text:changed-region xml:id="ct176108888" text:id="ct176108888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176109008" text:id="ct176109008">
          <text:deletion>
            <office:change-info>
              <dc:creator>Wiebke Oeltjen</dc:creator>
              <dc:date>2017-02-02T16:38:00</dc:date>
            </office:change-info>
            <text:p text:style-name="P7"><text:span text:style-name="T15">handle</text:span></text:p>
          </text:deletion>
        </text:changed-region>
        <text:changed-region xml:id="ct176109128" text:id="ct176109128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176109248" text:id="ct176109248">
          <text:deletion>
            <office:change-info>
              <dc:creator>Wiebke Oeltjen</dc:creator>
              <dc:date>2017-05-12T13:51:00</dc:date>
            </office:change-info>
            <text:p text:style-name="P7"><text:span text:style-name="T16"><text:s/></text:span></text:p>
          </text:deletion>
        </text:changed-region>
        <text:changed-region xml:id="ct176109368" text:id="ct176109368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176109488" text:id="ct176109488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76109728" text:id="ct176109728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176109848" text:id="ct176109848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176110088" text:id="ct176110088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76110208" text:id="ct176110208">
          <text:insertion>
            <office:change-info>
              <dc:creator>Wiebke Oeltjen</dc:creator>
              <dc:date>2017-05-12T14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draw:frame draw:style-name="fr1" draw:name="Grafik1" text:anchor-type="paragraph" svg:x="12.467cm" svg:y="-0.339cm" svg:width="4.5cm" svg:height="1.06cm" draw:z-index="0"><draw:image xlink:href="Pictures/10000000000000AA00000028372DFADD063DC3F7.png" xlink:type="simple" xlink:show="embed" xlink:actuate="onLoad"/></draw:frame>MyCoRe data sheet </text:h>
      <text:p text:style-name="P2">MyCoRe:<text:tab/><text:span text:style-name="T23">My</text:span> <text:span text:style-name="T23">Co</text:span>ntent <text:span text:style-name="T23">Re</text:span>pository ['maɪkɔːr]</text:p>
      <text:p text:style-name="P1">License:<text:tab/><text:span text:style-name="T23">Open Source Software</text:span><text:change-start text:change-id="ct175895936"/><text:span text:style-name="T27">, </text:span><text:span text:style-name="T55">licensed</text:span><text:span text:style-name="T27"> under </text:span><text:span text:style-name="T2">the </text:span><text:change-end text:change-id="ct175895936"/><text:change text:change-id="ct175895816"/><text:span text:style-name="T16">GNU General Public License</text:span> (GPL) </text:p>
      <text:p text:style-name="P2">Developers:<text:tab/><text:change-start text:change-id="ct175895696"/><text:span text:style-name="T26">The </text:span><text:change-end text:change-id="ct175895696"/><text:span text:style-name="T23">MyCoRe Community</text:span></text:p>
      <text:p text:style-name="P2">Website: <text:tab/><text:span text:style-name="T23">http://www.mycore.org</text:span></text:p>
      <text:p text:style-name="P2">Type:<text:tab/>Web application for <text:change text:change-id="ct175895576"/><text:change-start text:change-id="ct175895336"/><text:span text:style-name="T4">d</text:span><text:change-end text:change-id="ct175895336"/>igital <text:change text:change-id="ct175894856"/><text:change-start text:change-id="ct175894376"/><text:span text:style-name="T4">l</text:span><text:change-end text:change-id="ct175894376"/>ibraries, <text:change text:change-id="ct175893896"/><text:change-start text:change-id="ct175893296"/><text:span text:style-name="T4">c</text:span><text:change-end text:change-id="ct175893296"/>ontent <text:change text:change-id="ct175896056"/><text:change-start text:change-id="ct175896176"/><text:span text:style-name="T4">m</text:span><text:change-end text:change-id="ct175896176"/>anagement, <text:line-break/><text:tab/><text:change text:change-id="ct175896296"/><text:change-start text:change-id="ct175896416"/><text:span text:style-name="T4">d</text:span><text:change-end text:change-id="ct175896416"/>ocument <text:change text:change-id="ct175896536"/><text:change-start text:change-id="ct175896656"/><text:span text:style-name="T4">m</text:span><text:change-end text:change-id="ct175896656"/>anagement, <text:change text:change-id="ct175896776"/><text:change-start text:change-id="ct175897016"/><text:span text:style-name="T4">d</text:span><text:change-end text:change-id="ct175897016"/>ocument server, <text:change text:change-id="ct174570384"/><text:change-start text:change-id="ct175704896"/><text:span text:style-name="T4">p</text:span><text:change-end text:change-id="ct175704896"/>ublication server, <text:line-break/><text:tab/><text:change text:change-id="ct175705016"/><text:change-start text:change-id="ct175705136"/><text:span text:style-name="T3">d</text:span><text:change-end text:change-id="ct175705136"/><text:span text:style-name="T3">igital </text:span><text:change text:change-id="ct175705256"/><text:change-start text:change-id="ct175705376"/><text:span text:style-name="T3">a</text:span><text:change-end text:change-id="ct175705376"/>rchiv<text:change-start text:change-id="ct175705496"/><text:span text:style-name="T4">ing</text:span><text:change-end text:change-id="ct175705496"/><text:change text:change-id="ct175705616"/><text:change-start text:change-id="ct175896896"/><text:span text:style-name="T4"> solution</text:span><text:change-end text:change-id="ct175896896"/>, <text:change text:change-id="ct175705736"/><text:change-start text:change-id="ct175705856"/><text:span text:style-name="T4">i</text:span><text:change-end text:change-id="ct175705856"/>nstitutional <text:change text:change-id="ct175705976"/><text:change-start text:change-id="ct175706096"/><text:span text:style-name="T4">r</text:span><text:change-end text:change-id="ct175706096"/>epositories</text:p>
      <text:p text:style-name="P2">Language:<text:tab/>Language of MyCoRe application is <text:change text:change-id="ct175706336"/><text:change-start text:change-id="ct175706456"/><text:span text:style-name="T4">configurable</text:span><text:change-end text:change-id="ct175706456"/>, documentation is German</text:p>
      <text:p text:style-name="P3">LTS Release:<text:tab/>201<text:change text:change-id="ct175706816"/><text:change text:change-id="ct175707176"/><text:change-start text:change-id="ct175706696"/><text:span text:style-name="T5">7</text:span><text:change-end text:change-id="ct175706696"/>.0<text:change text:change-id="ct175706576"/><text:change text:change-id="ct175707056"/><text:change-start text:change-id="ct175706936"/><text:span text:style-name="T5">6</text:span><text:change-end text:change-id="ct175706936"/><text:change text:change-id="ct380700312"/><text:change-start text:change-id="ct384462568"/><text:span text:style-name="T5">.0</text:span><text:change-end text:change-id="ct384462568"/><text:change-start text:change-id="ct380699592"/><text:span text:style-name="T5"> </text:span><text:change-end text:change-id="ct380699592"/>(<text:span text:style-name="T16">long term release</text:span>)</text:p>
      <text:p text:style-name="P2">Version:<text:tab/><text:span text:style-name="T6">201</text:span><text:change text:change-id="ct175707416"/><text:change text:change-id="ct175707296"/><text:change-start text:change-id="ct175707536"/><text:span text:style-name="T6">7</text:span><text:change-end text:change-id="ct175707536"/><text:span text:style-name="T6">.</text:span><text:change text:change-id="ct175708016"/><text:change text:change-id="ct175707896"/><text:change text:change-id="ct175707776"/><text:change text:change-id="ct175707656"/><text:change-start text:change-id="ct175708136"/><text:span text:style-name="T6">0</text:span><text:change-end text:change-id="ct175708136"/><text:change-start text:change-id="ct380701872"/><text:span text:style-name="T6">6.0</text:span><text:change-end text:change-id="ct380701872"/></text:p>
      <text:p text:style-name="P4">Operating system:<text:tab/><text:change text:change-id="ct175708256"/><text:change-start text:change-id="ct175708376"/>Linux, Mac OS X, Unix, Windows<text:change-end text:change-id="ct175708376"/></text:p>
      <text:p text:style-name="P5">System requirements:<text:tab/>Web <text:change text:change-id="ct175708496"/><text:change-start text:change-id="ct175708616"/><text:span text:style-name="T4">a</text:span><text:change-end text:change-id="ct175708616"/>pplication <text:change text:change-id="ct175708736"/><text:change-start text:change-id="ct176106488"/><text:span text:style-name="T4">s</text:span><text:change-end text:change-id="ct176106488"/>erver: <text:change-start text:change-id="ct176106608"/><text:line-break/><text:change-end text:change-id="ct176106608"/>Apache Tomcat, Jetty or <text:span text:style-name="T8">comparable web server</text:span><text:change-start text:change-id="ct176106728"/><text:span text:style-name="T8">, </text:span>Version 3.1<text:change-end text:change-id="ct176106728"/><text:line-break/>Database: <text:span text:style-name="T8">PostgreSQL, </text:span>MySQL, Oracle, IBM DB2, HSQLDB<text:change text:change-id="ct176106848"/> or other relational database management system<text:change-start text:change-id="ct176106968"/>, <text:span text:style-name="T56">that works with hibernate</text:span><text:change-end text:change-id="ct176106968"/><text:line-break/>Java <text:change text:change-id="ct176107088"/><text:change-start text:change-id="ct176107208"/><text:span text:style-name="T6">8</text:span><text:change-end text:change-id="ct176107208"/> SDK<text:change text:change-id="ct176107328"/><text:change-start text:change-id="ct176107448"/> <text:change-end text:change-id="ct176107448"/><text:change text:change-id="ct176107568"/><text:change-start text:change-id="ct176107688"/><text:span text:style-name="T7">and for development</text:span><text:change-end text:change-id="ct176107688"/><text:change-start text:change-id="ct176107808"/><text:span text:style-name="T7">: </text:span><text:change-end text:change-id="ct176107808"/><text:change text:change-id="ct176107928"/><text:span text:style-name="T7">Maven</text:span><text:change-start text:change-id="ct176108048"/><text:span text:style-name="T7"> </text:span><text:change-end text:change-id="ct176108048"/><text:change text:change-id="ct176108168"/><text:change-start text:change-id="ct176108288"/><text:span text:style-name="T7">and Git</text:span><text:change-end text:change-id="ct176108288"/><text:change-start text:change-id="ct176108408"/><text:line-break/><text:span text:style-name="T57">Solr-Server</text:span><text:change-end text:change-id="ct176108408"/></text:p>
      <text:p text:style-name="P6">Download:<text:tab/><text:span text:style-name="T50">http://mycore.org/download/</text:span><text:change-start text:change-id="ct176108528"/><text:span text:style-name="T50"> </text:span><text:change-end text:change-id="ct176108528"/><text:change-start text:change-id="ct176108648"/><text:span text:style-name="T50">and https://github.com/MyCoRe-Org</text:span><text:change-end text:change-id="ct176108648"/><text:span text:style-name="T50"><text:line-break/>http://mycore.de/documentation/getting_started/mir.html</text:span><text:change text:change-id="ct176108768"/></text:p>
      <text:p text:style-name="P7">Functionality:<text:tab/><text:span text:style-name="T51">The </text:span>MyCoRe <text:span text:style-name="T51">framework</text:span> provides functionality of <text:span text:style-name="T52">information repositories </text:span>and publication servers. Own web applications can be developed with MyCoRe by configurations and adjustments in XML, XSL <text:span text:style-name="T48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49"> An integrated viewing tool is provided for displaying images or high-resolution illustrations. </text:span>Standards are supported for metadata (like <text:span text:style-name="T43">MODS</text:span>) and for classifications (e.g. <text:span text:style-name="T16">Dewey Decimal Classification</text:span><text:span text:style-name="T42"> DDC</text:span>). Metadata models are adaptable and ex<text:change-start text:change-id="ct176108888"/><text:span text:style-name="T60">­</text:span><text:change-end text:change-id="ct176108888"/>pandable. Persistent identifiers (URN, <text:change text:change-id="ct176109008"/><text:change-start text:change-id="ct176109128"/><text:span text:style-name="T15">DOI</text:span><text:change-end text:change-id="ct176109128"/>) assure permanent access to the data. Interfaces to other systems are supported such as the <text:span text:style-name="T16">Open Archives</text:span><text:change text:change-id="ct176109248"/><text:change-start text:change-id="ct176109368"/><text:span text:style-name="T16"> </text:span><text:change-end text:change-id="ct176109368"/><text:span text:style-name="T16">Initiative Protocol for Metadata Harvesting</text:span> (OAI-PMH), the <text:span text:style-name="T16">Simple Web-service Offering Repository Deposit</text:span> (SWORD), <text:span text:style-name="T15">REST</text:span> or search engine robots. Access to MyCoRe applications can be controlled by user and rights management <text:span text:style-name="T53">with LDAP or shibboleth. </text:span><text:span text:style-name="T16">Access Control Lists</text:span> (ACL)<text:span text:style-name="T53"> </text:span>specif<text:span text:style-name="T53">y </text:span>what operations are allowed to be performed on <text:span text:style-name="T54">metadata or </text:span>objects.<text:change-start text:change-id="ct176109488"/></text:p>
      <text:p text:style-name="P12"><text:span text:style-name="T58">A</text:span>pplication:<text:tab/><text:span text:style-name="T9">MIR</text:span><text:span text:style-name="T10">, </text:span><text:span text:style-name="T11">the </text:span><text:span text:style-name="T12">M</text:span><text:span text:style-name="T13">ODS</text:span><text:span text:style-name="T12"> Institutional Repository </text:span><text:span text:style-name="T46">is based on the</text:span><text:span text:style-name="T44"> MyCoRe </text:span><text:span text:style-name="T46">f</text:span><text:span text:style-name="T44">rame</text:span><text:span text:style-name="T46">­</text:span><text:span text:style-name="T44">work. </text:span><text:span text:style-name="T46">This </text:span><text:change-end text:change-id="ct176109488"/><text:change-start text:change-id="ct176109728"/><text:span text:style-name="T46">out-of-the-box software solution </text:span><text:change-end text:change-id="ct176109728"/><text:change-start text:change-id="ct176109848"/><text:span text:style-name="T46">is </text:span><text:change-end text:change-id="ct176109848"/><text:change-start text:change-id="ct176110088"/><text:span text:style-name="T46">ready for installation and use.</text:span><text:span text:style-name="T44"> </text:span><text:span text:style-name="T47">Test the demo </text:span><text:span text:style-name="T46">version</text:span><text:span text:style-name="T45">:</text:span><text:span text:style-name="T12"> </text:span><text:span text:style-name="T59">http://mycore.org/mir</text:span><text:change-end text:change-id="ct176110088"/><text:change-start text:change-id="ct176110208"/><text:span text:style-name="T59"><text:line-break/>For more sample applications, see http://www.mycore.de/applications/list.html</text:span><text:change-end text:change-id="ct17611020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23de15"/>
    </style:style>
    <style:style style:name="MT5" style:family="text">
      <style:text-properties fo:color="#4c4c4c" officeooo:rsid="001b802b"/>
    </style:style>
    <style:style style:name="MT6" style:family="text">
      <style:text-properties fo:color="#4c4c4c" officeooo:rsid="002e4235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75895096" text:id="ct175895096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175894136" text:id="ct175894136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4">6</text:span></text:p>
            </text:deletion>
          </text:changed-region>
          <text:changed-region xml:id="ct175894616" text:id="ct175894616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5">5</text:span></text:p>
            </text:deletion>
          </text:changed-region>
          <text:changed-region xml:id="ct175893656" text:id="ct175893656">
            <text:insertion>
              <office:change-info>
                <dc:creator>Wiebke Oeltjen</dc:creator>
                <dc:date>2017-02-02T15:45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175895096"/><text:span text:style-name="MT1"> </text:span><text:span text:style-name="MT3">®</text:span><text:change-end text:change-id="ct175895096"/><text:span text:style-name="MT1">, 201</text:span><text:change text:change-id="ct175894136"/><text:change text:change-id="ct175894616"/><text:change-start text:change-id="ct175893656"/><text:span text:style-name="MT6">7</text:span><text:change-end text:change-id="ct17589365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7-07-13T17:20:31.147000000</dc:date>
    <meta:editing-duration>PT21H6M42S</meta:editing-duration>
    <meta:editing-cycles>81</meta:editing-cycles>
    <meta:generator>LibreOffice/5.1.6.2$Windows_x86 LibreOffice_project/07ac168c60a517dba0f0d7bc7540f5afa45f0909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62" meta:character-count="2774" meta:non-whitespace-character-count="2416"/>
    <meta:user-defined meta:name="Info 1"/>
    <meta:user-defined meta:name="Info 2"/>
    <meta:user-defined meta:name="Info 3"/>
    <meta:user-defined meta:name="Info 4"/>
  </office:meta>
</office:document-meta>
</file>